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pt" fo:country="BR" fo:font-weight="bold" officeooo:paragraph-rsid="0018bef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language="pt" fo:country="BR" officeooo:paragraph-rsid="0018bef1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1fb6ad" officeooo:paragraph-rsid="0018bef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018bef1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fo:language="pt" fo:country="BR" fo:font-weight="bold" officeooo:paragraph-rsid="0018bef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2pt" fo:language="pt" fo:country="BR" fo:font-weight="bold" officeooo:paragraph-rsid="0018bef1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end" style:justify-single-word="false"/>
      <style:text-properties officeooo:paragraph-rsid="0018bef1"/>
    </style:style>
    <style:style style:name="P8" style:family="paragraph" style:parent-style-name="Standard">
      <style:paragraph-properties fo:text-align="justify" style:justify-single-word="false"/>
      <style:text-properties officeooo:paragraph-rsid="0018bef1"/>
    </style:style>
    <style:style style:name="P9" style:family="paragraph" style:parent-style-name="Standard">
      <style:paragraph-properties fo:text-align="justify" style:justify-single-word="false"/>
      <style:text-properties officeooo:rsid="001a2b29" officeooo:paragraph-rsid="001a2b29"/>
    </style:style>
    <style:style style:name="P10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officeooo:paragraph-rsid="0018bef1"/>
    </style:style>
    <style:style style:name="P11" style:family="paragraph" style:parent-style-name="Standard">
      <style:paragraph-properties fo:margin-left="0cm" fo:margin-right="0cm" fo:text-align="end" style:justify-single-word="false" fo:text-indent="8.682cm" style:auto-text-indent="false"/>
      <style:text-properties fo:font-size="12pt" fo:language="pt" fo:country="BR" fo:font-weight="bold" officeooo:paragraph-rsid="0018bef1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8.894cm" style:auto-text-indent="false"/>
      <style:text-properties fo:font-size="12pt" fo:language="pt" fo:country="BR" fo:font-weight="bold" officeooo:paragraph-rsid="0018bef1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text-indent="9.319cm" style:auto-text-indent="false"/>
      <style:text-properties fo:font-size="12pt" fo:language="pt" fo:country="BR" fo:font-weight="bold" officeooo:paragraph-rsid="0018bef1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pt" fo:country="BR" style:font-size-asian="12pt" style:font-size-complex="12pt"/>
    </style:style>
    <style:style style:name="T3" style:family="text">
      <style:text-properties fo:font-size="12pt" fo:language="pt" fo:country="BR" officeooo:rsid="0019f086" style:font-size-asian="12pt" style:font-size-complex="12pt"/>
    </style:style>
    <style:style style:name="T4" style:family="text">
      <style:text-properties fo:font-size="12pt" fo:language="pt" fo:country="BR" officeooo:rsid="001a2b29" style:font-size-asian="12pt" style:font-size-complex="12pt"/>
    </style:style>
    <style:style style:name="T5" style:family="text">
      <style:text-properties fo:font-size="12pt" fo:language="pt" fo:country="BR" officeooo:rsid="001c2aa9" style:font-size-asian="12pt" style:font-size-complex="12pt"/>
    </style:style>
    <style:style style:name="T6" style:family="text">
      <style:text-properties fo:font-size="12pt" fo:language="pt" fo:country="BR" officeooo:rsid="001e1e4b" style:font-size-asian="12pt" style:font-size-complex="12pt"/>
    </style:style>
    <style:style style:name="T7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pt" fo:country="BR" fo:font-weight="normal" officeooo:rsid="001c2aa9" style:font-size-asian="12pt" style:font-weight-asian="normal" style:font-size-complex="12pt" style:font-weight-complex="normal"/>
    </style:style>
    <style:style style:name="T10" style:family="text">
      <style:text-properties fo:font-size="12pt" fo:language="pt" fo:country="BR" fo:font-weight="normal" officeooo:rsid="001e1e4b" style:font-size-asian="12pt" style:font-weight-asian="normal" style:font-size-complex="12pt" style:font-weight-complex="normal"/>
    </style:style>
    <style:style style:name="T11" style:family="text">
      <style:text-properties officeooo:rsid="0018df57"/>
    </style:style>
    <style:style style:name="T12" style:family="text">
      <style:text-properties officeooo:rsid="0018f8f9"/>
    </style:style>
    <style:style style:name="T13" style:family="text">
      <style:text-properties officeooo:rsid="0019f086"/>
    </style:style>
    <style:style style:name="T14" style:family="text">
      <style:text-properties officeooo:rsid="001e1e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AUDO <text:span text:style-name="T11">MÉDICO</text:span></text:p>
      <text:p text:style-name="P3"/>
      <text:p text:style-name="P3"/>
      <text:p text:style-name="P3"/>
      <text:p text:style-name="P2"/>
      <text:p text:style-name="P8"><text:span text:style-name="T1"><text:s text:c="11"/>Paciente</text:span><text:span text:style-name="T2"> <text:s/></text:span><text:span text:style-name="T6">NICOLAS LUZ BARROSO</text:span><text:span text:style-name="T3"> encontra-se em acompanhamento neurológico por quadro de comprometimento cognitivo , evoluindo com lentidão intelectual com repercussão funcional devido a limitação intelectiva inclusive com comprometimento das habilidades escolares, </text:span><text:span text:style-name="T4">baixo desenvolvimento das habilidades de comunicação e compreensão, </text:span><text:span text:style-name="T6">apresenta traços do espectro autista e é portador de convulsão.</text:span></text:p>
      <text:p text:style-name="P9"><text:span text:style-name="T4"><text:s text:c="19"/>P</text:span><text:span text:style-name="T2">aciente sem condições de exercicios laborais devido ao quadro neurológico.</text:span></text:p>
      <text:p text:style-name="P4"><text:s text:c="5"/></text:p>
      <text:p text:style-name="P4"/>
      <text:p text:style-name="P5">CID10: <text:span text:style-name="T12">F </text:span><text:span text:style-name="T13">70 / </text:span><text:span text:style-name="T14">G 40 / F 84</text:span></text:p>
      <text:p text:style-name="P5"/>
      <text:p text:style-name="P5"/>
      <text:p text:style-name="P5"/>
      <text:p text:style-name="P5"/>
      <text:p text:style-name="P7"><text:span text:style-name="T7"><text:s/></text:span><text:span text:style-name="T8">Maracanaú </text:span><text:span text:style-name="T9">0</text:span><text:span text:style-name="T10">3</text:span><text:span text:style-name="T8"> de </text:span><text:span text:style-name="T10">abril</text:span><text:span text:style-name="T8"> de 202</text:span><text:span text:style-name="T9">5</text:span><text:span text:style-name="T8"> </text:span></text:p>
      <text:p text:style-name="P6"/>
      <text:p text:style-name="P6"/>
      <text:p text:style-name="P6"/>
      <text:p text:style-name="P6"/>
      <text:p text:style-name="P6"/>
      <text:p text:style-name="P6"/>
      <text:p text:style-name="P11">…......................................................</text:p>
      <text:p text:style-name="P12">Dra. Gilma Holanda</text:p>
      <text:p text:style-name="P13">CRM:2374</text:p>
      <text:p text:style-name="P5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0T16:54:04.062000000</meta:creation-date>
    <meta:print-date>2025-04-03T13:24:02.249000000</meta:print-date>
    <dc:date>2025-04-03T13:24:27.792000000</dc:date>
    <meta:editing-duration>PT2H39M25S</meta:editing-duration>
    <meta:editing-cycles>7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9" meta:word-count="81" meta:character-count="653" meta:non-whitespace-character-count="542"/>
  </office:meta>
</office:document-meta>
</file>